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1a6" officeooo:paragraph-rsid="001d2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to image files:</text:p>
      <text:p text:style-name="Standard">https://drive.google.com/file/d/1bdBqmD9plsM2uLHAmon1n45mIZNCROrg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4:43:41.036459509</meta:creation-date>
    <meta:generator>LibreOffice/6.4.7.2$Linux_X86_64 LibreOffice_project/40$Build-2</meta:generator>
    <dc:date>2021-06-03T14:50:29.127762801</dc:date>
    <meta:editing-duration>PT6M49S</meta:editing-duration>
    <meta:editing-cycles>2</meta:editing-cycles>
    <meta:document-statistic meta:table-count="0" meta:image-count="0" meta:object-count="0" meta:page-count="1" meta:paragraph-count="2" meta:word-count="5" meta:character-count="102" meta:non-whitespace-character-count="99"/>
  </office:meta>
</office:document-meta>
</file>